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8.74pt"/>
    </style:style>
    <style:style style:name="ro1" style:family="table-row">
      <style:table-row-properties style:row-height="115.3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Ubuntu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style:font-name="Ubuntu" fo:font-size="18pt" style:font-size-asian="18pt" style:font-size-complex="18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 table:number-columns-spanned="3" table:number-rows-spanned="1">
            <text:p>Diario Di Bordo – Scuola Lavoro</text:p>
          </table:table-cell>
          <table:covered-table-cell table:number-columns-repeated="2" table:style-name="ce2"/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Descrizione</text:p>
          </table:table-cell>
          <table:table-cell table:style-name="ce2" table:number-columns-repeated="2"/>
          <table:table-cell table:number-columns-repeated="1016"/>
        </table:table-row>
        <table:table-row table:style-name="ro1">
          <table:table-cell/>
          <table:table-cell table:style-name="ce2" table:number-columns-repeated="7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Prima Settimana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8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troduzione all'Alternanza Scuola Lavoro</text:p>
          </table:table-cell>
          <table:table-cell table:style-name="ce2" office:value-type="string" calcext:value-type="string" table:number-columns-spanned="1" table:number-rows-spanned="6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rappresentante della MANZ AG. Abbiamo parlato di Organigramma aziendale, della divisione dei compiti all'interno di un'azienda e della storia della Manz AG soffermandoci soprattutto sullo stabilimento di Sasso Marconi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biamo provato ad impostare l'ambiente AMPLIO per la archiviazione del Diario di Bordo e dei files attinenti alla Scuola Lavoro. Causa varie problematiche abbiamo deciso di cambiare piattaforma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1" table:number-rows-spanned="2">
            <text:p>Abbiamo parlato di possibili idee progettuali, incentrandoci sulla creatività, proponendo molte idee. In una seconda fase abbiamo scartato le idee meno interessanti o troppo onerose rispetto alle nostre capacità e risorse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19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iegazione alla classe della piattaforma per la gestione dei files relativi al progetto github.com. Sono state in oltre scartate altre proposte relative al progetto.</text:p>
          </table:table-cell>
          <table:table-cell table:style-name="ce2" office:value-type="string" calcext:value-type="string" table:number-columns-spanned="1" table:number-rows-spanned="3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1" table:number-rows-spanned="2">
            <text:p>Incontro con un tutor della Philip Morris. Ci è stato spiegato come costruire un Buisness Plan e le persone coinvolte con esso (acronimo R.A.C.I.).</text:p>
          </table:table-cell>
          <table:covered-table-cell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1" table:number-rows-spanned="2">
            <text:p>Incontro con un tutor aziendale della DATALOGIC. Spiegazione sui prodotti tipici: indentificatori, marcatori laser, sensori(in particolare fotosensori), visione artificiale ecc... <text:s text:c="58"/>Spiegazione sul funzionamento di un fotocellula. <text:s text:c="11"/>Spiegazione riguardante fasi della REALIZZAZIONE DI UN PROGETTO.</text:p>
          </table:table-cell>
          <table:table-cell table:style-name="ce2" office:value-type="string" calcext:value-type="string" table:number-columns-spanned="1" table:number-rows-spanned="2">
            <text:p>Ramos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covered-table-cell table:number-columns-repeated="2" table:style-name="ce2"/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dee progettuali</text:p>
          </table:table-cell>
          <table:table-cell table:style-name="ce2" office:value-type="string" calcext:value-type="string">
            <text:p>Bertoni</text:p>
          </table:table-cell>
          <table:table-cell table:style-name="ce2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0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1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2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7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2"/>
          <table:table-cell table:style-name="ce2" office:value-type="string" calcext:value-type="string">
            <text:p>23-04-201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>
          <table:table-cell/>
          <table:table-cell table:style-name="ce2" table:number-columns-repeated="3"/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1015"/>
          <table:table-cell table:style-name="Default"/>
        </table:table-row>
        <table:table-row table:style-name="ro1" table:number-rows-repeated="8">
          <table:table-cell/>
          <table:table-cell table:style-name="ce2" table:number-columns-repeated="7"/>
          <table:table-cell table:number-columns-repeated="101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 style:data-style-name="N2" text:time-value="23:18:07.94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6:56:10.452000000</meta:creation-date>
    <dc:date>2016-04-20T23:19:11.435000000</dc:date>
    <meta:editing-duration>PT19M53S</meta:editing-duration>
    <meta:editing-cycles>6</meta:editing-cycles>
    <meta:generator>LibreOffice/5.0.3.2$Windows_x86 LibreOffice_project/e5f16313668ac592c1bfb310f4390624e3dbfb75</meta:generator>
    <meta:document-statistic meta:table-count="1" meta:cell-count="59" meta:object-count="0"/>
  </office:meta>
</office:document-meta>
</file>